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otivation</text:p>
              </text:list-item>
              <text:list-item>
                <text:p>Pilot studies</text:p>
                <text:list>
                  <text:list-item>
                    <text:p>Pilot Study 1: current tools</text:p>
                  </text:list-item>
                  <text:list-item>
                    <text:p>Pilot Study 2: suggested designs</text:p>
                  </text:list-item>
                </text:list>
              </text:list-item>
              <text:list-item>
                <text:p>Our tool</text:p>
              </text:list-item>
              <text:list-item>
                <text:p>Final user study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6T22:32:37</dc:date>
    <dc:creator>Karim Hamdan</dc:creator>
    <meta:editing-duration>PT00H04M02S</meta:editing-duration>
    <meta:editing-cycles>1</meta:editing-cycles>
    <meta:document-statistic meta:object-count="28"/>
    <meta:generator>OpenOffice.org/3.2$Linux OpenOffice.org_project/320m12$Build-9483</meta:generator>
  </office:meta>
</office:document-meta>
</file>